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Healing Wave</text:p>
          </table:table-cell>
          <table:table-cell table:number-columns-repeated="11"/>
          <table:table-cell office:value-type="string" calcext:value-type="string">
            <text:p>Lesser Healing Wave</text:p>
          </table:table-cell>
          <table:table-cell table:number-columns-repeated="11"/>
          <table:table-cell office:value-type="string" calcext:value-type="string">
            <text:p>Chain He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min healing</text:p>
          </table:table-cell>
          <table:table-cell office:value-type="string" calcext:value-type="string">
            <text:p>max healing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hp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ff hpm</text:p>
          </table:table-cell>
          <table:table-cell office:value-type="string" calcext:value-type="string">
            <text:p>effective mana</text:p>
          </table:table-cell>
          <table:table-cell office:value-type="string" calcext:value-type="string">
            <text:p>total healing output</text:p>
          </table:table-cell>
          <table:table-cell office:value-type="string" calcext:value-type="string">
            <text:p>time until oom</text:p>
          </table:table-cell>
          <table:table-cell office:value-type="string" calcext:value-type="string">
            <text:p>min healing</text:p>
          </table:table-cell>
          <table:table-cell office:value-type="string" calcext:value-type="string">
            <text:p>max healing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hp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ff hpm</text:p>
          </table:table-cell>
          <table:table-cell office:value-type="string" calcext:value-type="string">
            <text:p>effective mana</text:p>
          </table:table-cell>
          <table:table-cell office:value-type="string" calcext:value-type="string">
            <text:p>total healing output</text:p>
          </table:table-cell>
          <table:table-cell office:value-type="string" calcext:value-type="string">
            <text:p>time until oom</text:p>
          </table:table-cell>
          <table:table-cell/>
          <table:table-cell office:value-type="string" calcext:value-type="string">
            <text:p>min healing</text:p>
          </table:table-cell>
          <table:table-cell office:value-type="string" calcext:value-type="string">
            <text:p>max healing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hp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ff hpm</text:p>
          </table:table-cell>
          <table:table-cell office:value-type="string" calcext:value-type="string">
            <text:p>effective mana</text:p>
          </table:table-cell>
          <table:table-cell office:value-type="string" calcext:value-type="string">
            <text:p>total healing output</text:p>
          </table:table-cell>
          <table:table-cell office:value-type="string" calcext:value-type="string">
            <text:p>time until 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1/(100*(1+[.$B$15])/(100*1.5))" office:value-type="float" office:value="1.5" calcext:value-type="float">
            <text:p>1.5</text:p>
          </table:table-cell>
          <table:table-cell office:value-type="float" office:value="0.123" calcext:value-type="float">
            <text:p>0.123</text:p>
          </table:table-cell>
          <table:table-cell table:formula="of:=(([.C3]+[.B3])/2+[.F3]*[.$B$13])*(1-[.$B$17]+[.$B$17]*1.5)/[.E3]" office:value-type="float" office:value="115.15" calcext:value-type="float">
            <text:p>115.15</text:p>
          </table:table-cell>
          <table:table-cell table:formula="of:=(([.C3]+[.B3])/2+[.F3]*[.$B$13])*(1-[.$B$17]+[.$B$17]*1.5)/[.D3]" office:value-type="float" office:value="6.909" calcext:value-type="float">
            <text:p>6.909</text:p>
          </table:table-cell>
          <table:table-cell table:formula="of:=(([.C3]+[.B3])/2+[.F3]*[.$B$13])*(1-[.$B$17]+[.$B$17]*1.5)/([.D3]-[.$B$14]/5*[.E3])" office:value-type="float" office:value="17.2725" calcext:value-type="float">
            <text:p>17.2725</text:p>
          </table:table-cell>
          <table:table-cell table:formula="of:=[.$B$16]/(1-[.E3]/[.D3]*[.$B$14]/5)" office:value-type="float" office:value="25000" calcext:value-type="float">
            <text:p>25000</text:p>
          </table:table-cell>
          <table:table-cell table:formula="of:=[.J3]*[.H3]" office:value-type="float" office:value="172725" calcext:value-type="float">
            <text:p>172725</text:p>
          </table:table-cell>
          <table:table-cell table:formula="of:=[.J3]/[.D3]*[.E3]/60"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table:formula="of:=1.5*(1-[.$B$15])" office:value-type="float" office:value="1.5" calcext:value-type="float">
            <text:p>1.5</text:p>
          </table:table-cell>
          <table:table-cell office:value-type="float" office:value="0.429" calcext:value-type="float">
            <text:p>0.429</text:p>
          </table:table-cell>
          <table:table-cell table:formula="of:=(([.N3]+[.M3])/2+[.Q3]*[.$B$13])/[.P3]" office:value-type="float" office:value="407.666666666667" calcext:value-type="float">
            <text:p>407.666666666667</text:p>
          </table:table-cell>
          <table:table-cell table:formula="of:=(([.N3]+[.M3])/2+[.Q3]*[.$B$13])/[.O3]" office:value-type="float" office:value="5.82380952380952" calcext:value-type="float">
            <text:p>5.82380952380952</text:p>
          </table:table-cell>
          <table:table-cell table:formula="of:=(([.N3]+[.M3])/2+[.Q3]*[.$B$13])/([.O3]-[.$B$14]/5*[.P3])" office:value-type="float" office:value="6.79444444444444" calcext:value-type="float">
            <text:p>6.79444444444444</text:p>
          </table:table-cell>
          <table:table-cell table:formula="of:=[.$B$16]/(1-[.P3]/[.O3]*[.$B$14]/5)" office:value-type="float" office:value="11666.6666666667" calcext:value-type="float">
            <text:p>11666.6666666667</text:p>
          </table:table-cell>
          <table:table-cell table:formula="of:=[.U3]*[.S3]" office:value-type="float" office:value="67944.4444444444" calcext:value-type="float">
            <text:p>67944.4444444444</text:p>
          </table:table-cell>
          <table:table-cell table:formula="of:=[.U3]/[.O3]*[.P3]/60" office:value-type="float" office:value="2.77777777777778" calcext:value-type="float">
            <text:p>2.7777777777777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81" calcext:value-type="float">
            <text:p>381</text:p>
          </table:table-cell>
          <table:table-cell office:value-type="float" office:value="260" calcext:value-type="float">
            <text:p>260</text:p>
          </table:table-cell>
          <table:table-cell table:formula="of:=2.5*(1-[.$B$15])" office:value-type="float" office:value="2.5" calcext:value-type="float">
            <text:p>2.5</text:p>
          </table:table-cell>
          <table:table-cell office:value-type="float" office:value="0.408" calcext:value-type="float">
            <text:p>0.408</text:p>
          </table:table-cell>
          <table:table-cell table:formula="of:=(([.Z3]+[.Y3])/2+[.AC3]*[.$B$13])*(1+0.5+0.25)/[.AB3]" office:value-type="float" office:value="535.15" calcext:value-type="float">
            <text:p>535.15</text:p>
          </table:table-cell>
          <table:table-cell table:formula="of:=(([.Z3]+[.Y3])/2+[.AC3]*[.$B$13])*(1+0.5+0.25)/[.AA3]" office:value-type="float" office:value="5.14567307692308" calcext:value-type="float">
            <text:p>5.14567307692308</text:p>
          </table:table-cell>
          <table:table-cell table:formula="of:=(([.Z3]+[.Y3])/2+[.AC3]*[.$B$13])*(1+0.5+0.25)/([.AA3]-[.$B$14]/5*[.AB3])" office:value-type="float" office:value="5.69308510638298" calcext:value-type="float">
            <text:p>5.69308510638298</text:p>
          </table:table-cell>
          <table:table-cell table:formula="of:=[.$B$16]/(1-[.AB3]/[.AA3]*[.$B$14]/5)" office:value-type="float" office:value="11063.829787234" calcext:value-type="float">
            <text:p>11063.829787234</text:p>
          </table:table-cell>
          <table:table-cell table:formula="of:=[.AG3]*[.AE3]" office:value-type="float" office:value="56930.8510638298" calcext:value-type="float">
            <text:p>56930.8510638298</text:p>
          </table:table-cell>
          <table:table-cell table:formula="of:=[.AG3]/[.AA3]*[.AB3]/60" office:value-type="float" office:value="1.77304964539007" calcext:value-type="float">
            <text:p>1.77304964539007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formula="of:=1/(100*(1+[.$B$15])/(100*2))" office:value-type="float" office:value="2" calcext:value-type="float">
            <text:p>2</text:p>
          </table:table-cell>
          <table:table-cell office:value-type="float" office:value="0.271" calcext:value-type="float">
            <text:p>0.271</text:p>
          </table:table-cell>
          <table:table-cell table:formula="of:=(([.C4]+[.B4])/2+[.F4]*[.$B$13])*(1-[.$B$17]+[.$B$17]*1.5)/[.E4]" office:value-type="float" office:value="182.175" calcext:value-type="float">
            <text:p>182.175</text:p>
          </table:table-cell>
          <table:table-cell table:formula="of:=(([.C4]+[.B4])/2+[.F4]*[.$B$13])*(1-[.$B$17]+[.$B$17]*1.5)/[.D4]" office:value-type="float" office:value="8.09666666666667" calcext:value-type="float">
            <text:p>8.09666666666667</text:p>
          </table:table-cell>
          <table:table-cell table:formula="of:=(([.C4]+[.B4])/2+[.F4]*[.$B$13])*(1-[.$B$17]+[.$B$17]*1.5)/([.D4]-[.$B$14]/5*[.E4])" office:value-type="float" office:value="14.574" calcext:value-type="float">
            <text:p>14.574</text:p>
          </table:table-cell>
          <table:table-cell table:formula="of:=[.$B$16]/(1-[.E4]/[.D4]*[.$B$14]/5)" office:value-type="float" office:value="18000" calcext:value-type="float">
            <text:p>18000</text:p>
          </table:table-cell>
          <table:table-cell table:formula="of:=[.J4]*[.H4]" office:value-type="float" office:value="145740" calcext:value-type="float">
            <text:p>145740</text:p>
          </table:table-cell>
          <table:table-cell table:formula="of:=[.J4]/[.D4]*[.E4]/60" office:value-type="float" office:value="13.3333333333333" calcext:value-type="float">
            <text:p>13.3333333333333</text:p>
          </table:table-cell>
          <table:table-cell office:value-type="float" office:value="257" calcext:value-type="float">
            <text:p>257</text:p>
          </table:table-cell>
          <table:table-cell office:value-type="float" office:value="292" calcext:value-type="float">
            <text:p>292</text:p>
          </table:table-cell>
          <table:table-cell office:value-type="float" office:value="145" calcext:value-type="float">
            <text:p>145</text:p>
          </table:table-cell>
          <table:table-cell table:formula="of:=1.5*(1-[.$B$15])" office:value-type="float" office:value="1.5" calcext:value-type="float">
            <text:p>1.5</text:p>
          </table:table-cell>
          <table:table-cell office:value-type="float" office:value="0.429" calcext:value-type="float">
            <text:p>0.429</text:p>
          </table:table-cell>
          <table:table-cell table:formula="of:=(([.N4]+[.M4])/2+[.Q4]*[.$B$13])/[.P4]" office:value-type="float" office:value="469" calcext:value-type="float">
            <text:p>469</text:p>
          </table:table-cell>
          <table:table-cell table:formula="of:=(([.N4]+[.M4])/2+[.Q4]*[.$B$13])/[.O4]" office:value-type="float" office:value="4.85172413793103" calcext:value-type="float">
            <text:p>4.85172413793103</text:p>
          </table:table-cell>
          <table:table-cell table:formula="of:=(([.N4]+[.M4])/2+[.Q4]*[.$B$13])/([.O4]-[.$B$14]/5*[.P4])" office:value-type="float" office:value="5.41153846153846" calcext:value-type="float">
            <text:p>5.41153846153846</text:p>
          </table:table-cell>
          <table:table-cell table:formula="of:=[.$B$16]/(1-[.P4]/[.O4]*[.$B$14]/5)" office:value-type="float" office:value="11153.8461538462" calcext:value-type="float">
            <text:p>11153.8461538462</text:p>
          </table:table-cell>
          <table:table-cell table:formula="of:=[.U4]*[.S4]" office:value-type="float" office:value="54115.3846153846" calcext:value-type="float">
            <text:p>54115.3846153846</text:p>
          </table:table-cell>
          <table:table-cell table:formula="of:=[.U4]/[.O4]*[.P4]/60" office:value-type="float" office:value="1.92307692307692" calcext:value-type="float">
            <text:p>1.9230769230769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79" calcext:value-type="float">
            <text:p>479</text:p>
          </table:table-cell>
          <table:table-cell office:value-type="float" office:value="315" calcext:value-type="float">
            <text:p>315</text:p>
          </table:table-cell>
          <table:table-cell table:formula="of:=2.5*(1-[.$B$15])" office:value-type="float" office:value="2.5" calcext:value-type="float">
            <text:p>2.5</text:p>
          </table:table-cell>
          <table:table-cell office:value-type="float" office:value="0.408" calcext:value-type="float">
            <text:p>0.408</text:p>
          </table:table-cell>
          <table:table-cell table:formula="of:=(([.Z4]+[.Y4])/2+[.AC4]*[.$B$13])*(1+0.5+0.25)/[.AB4]" office:value-type="float" office:value="599.9" calcext:value-type="float">
            <text:p>599.9</text:p>
          </table:table-cell>
          <table:table-cell table:formula="of:=(([.Z4]+[.Y4])/2+[.AC4]*[.$B$13])*(1+0.5+0.25)/[.AA4]" office:value-type="float" office:value="4.76111111111111" calcext:value-type="float">
            <text:p>4.76111111111111</text:p>
          </table:table-cell>
          <table:table-cell table:formula="of:=(([.Z4]+[.Y4])/2+[.AC4]*[.$B$13])*(1+0.5+0.25)/([.AA4]-[.$B$14]/5*[.AB4])" office:value-type="float" office:value="5.17155172413793" calcext:value-type="float">
            <text:p>5.17155172413793</text:p>
          </table:table-cell>
          <table:table-cell table:formula="of:=[.$B$16]/(1-[.AB4]/[.AA4]*[.$B$14]/5)" office:value-type="float" office:value="10862.0689655172" calcext:value-type="float">
            <text:p>10862.0689655172</text:p>
          </table:table-cell>
          <table:table-cell table:formula="of:=[.AG4]*[.AE4]" office:value-type="float" office:value="51715.5172413793" calcext:value-type="float">
            <text:p>51715.5172413793</text:p>
          </table:table-cell>
          <table:table-cell table:formula="of:=[.AG4]/[.AA4]*[.AB4]/60" office:value-type="float" office:value="1.4367816091954" calcext:value-type="float">
            <text:p>1.4367816091954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table:formula="of:=1/(100*(1+[.$B$15])/(100*2.5))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formula="of:=(([.C5]+[.B5])/2+[.F5]*[.$B$13])*(1-[.$B$17]+[.$B$17]*1.5)/[.E5]" office:value-type="float" office:value="272.79" calcext:value-type="float">
            <text:p>272.79</text:p>
          </table:table-cell>
          <table:table-cell table:formula="of:=(([.C5]+[.B5])/2+[.F5]*[.$B$13])*(1-[.$B$17]+[.$B$17]*1.5)/[.D5]" office:value-type="float" office:value="8.5246875" calcext:value-type="float">
            <text:p>8.5246875</text:p>
          </table:table-cell>
          <table:table-cell table:formula="of:=(([.C5]+[.B5])/2+[.F5]*[.$B$13])*(1-[.$B$17]+[.$B$17]*1.5)/([.D5]-[.$B$14]/5*[.E5])" office:value-type="float" office:value="12.3995454545455" calcext:value-type="float">
            <text:p>12.3995454545455</text:p>
          </table:table-cell>
          <table:table-cell table:formula="of:=[.$B$16]/(1-[.E5]/[.D5]*[.$B$14]/5)" office:value-type="float" office:value="14545.4545454545" calcext:value-type="float">
            <text:p>14545.4545454545</text:p>
          </table:table-cell>
          <table:table-cell table:formula="of:=[.J5]*[.H5]" office:value-type="float" office:value="123995.454545455" calcext:value-type="float">
            <text:p>123995.454545455</text:p>
          </table:table-cell>
          <table:table-cell table:formula="of:=[.J5]/[.D5]*[.E5]/60" office:value-type="float" office:value="7.57575757575758" calcext:value-type="float">
            <text:p>7.57575757575758</text:p>
          </table:table-cell>
          <table:table-cell office:value-type="float" office:value="349" calcext:value-type="float">
            <text:p>349</text:p>
          </table:table-cell>
          <table:table-cell office:value-type="float" office:value="394" calcext:value-type="float">
            <text:p>394</text:p>
          </table:table-cell>
          <table:table-cell office:value-type="float" office:value="185" calcext:value-type="float">
            <text:p>185</text:p>
          </table:table-cell>
          <table:table-cell table:formula="of:=1.5*(1-[.$B$15])" office:value-type="float" office:value="1.5" calcext:value-type="float">
            <text:p>1.5</text:p>
          </table:table-cell>
          <table:table-cell office:value-type="float" office:value="0.429" calcext:value-type="float">
            <text:p>0.429</text:p>
          </table:table-cell>
          <table:table-cell table:formula="of:=(([.N5]+[.M5])/2+[.Q5]*[.$B$13])/[.P5]" office:value-type="float" office:value="533.666666666667" calcext:value-type="float">
            <text:p>533.666666666667</text:p>
          </table:table-cell>
          <table:table-cell table:formula="of:=(([.N5]+[.M5])/2+[.Q5]*[.$B$13])/[.O5]" office:value-type="float" office:value="4.32702702702703" calcext:value-type="float">
            <text:p>4.32702702702703</text:p>
          </table:table-cell>
          <table:table-cell table:formula="of:=(([.N5]+[.M5])/2+[.Q5]*[.$B$13])/([.O5]-[.$B$14]/5*[.P5])" office:value-type="float" office:value="4.70882352941177" calcext:value-type="float">
            <text:p>4.70882352941177</text:p>
          </table:table-cell>
          <table:table-cell table:formula="of:=[.$B$16]/(1-[.P5]/[.O5]*[.$B$14]/5)" office:value-type="float" office:value="10882.3529411765" calcext:value-type="float">
            <text:p>10882.3529411765</text:p>
          </table:table-cell>
          <table:table-cell table:formula="of:=[.U5]*[.S5]" office:value-type="float" office:value="47088.2352941177" calcext:value-type="float">
            <text:p>47088.2352941177</text:p>
          </table:table-cell>
          <table:table-cell table:formula="of:=[.U5]/[.O5]*[.P5]/60" office:value-type="float" office:value="1.47058823529412" calcext:value-type="float">
            <text:p>1.47058823529412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646" calcext:value-type="float">
            <text:p>646</text:p>
          </table:table-cell>
          <table:table-cell office:value-type="float" office:value="405" calcext:value-type="float">
            <text:p>405</text:p>
          </table:table-cell>
          <table:table-cell table:formula="of:=2.5*(1-[.$B$15])" office:value-type="float" office:value="2.5" calcext:value-type="float">
            <text:p>2.5</text:p>
          </table:table-cell>
          <table:table-cell office:value-type="float" office:value="0.408" calcext:value-type="float">
            <text:p>0.408</text:p>
          </table:table-cell>
          <table:table-cell table:formula="of:=(([.Z5]+[.Y5])/2+[.AC5]*[.$B$13])*(1+0.5+0.25)/[.AB5]" office:value-type="float" office:value="710.15" calcext:value-type="float">
            <text:p>710.15</text:p>
          </table:table-cell>
          <table:table-cell table:formula="of:=(([.Z5]+[.Y5])/2+[.AC5]*[.$B$13])*(1+0.5+0.25)/[.AA5]" office:value-type="float" office:value="4.38364197530864" calcext:value-type="float">
            <text:p>4.38364197530864</text:p>
          </table:table-cell>
          <table:table-cell table:formula="of:=(([.Z5]+[.Y5])/2+[.AC5]*[.$B$13])*(1+0.5+0.25)/([.AA5]-[.$B$14]/5*[.AB5])" office:value-type="float" office:value="4.67203947368421" calcext:value-type="float">
            <text:p>4.67203947368421</text:p>
          </table:table-cell>
          <table:table-cell table:formula="of:=[.$B$16]/(1-[.AB5]/[.AA5]*[.$B$14]/5)" office:value-type="float" office:value="10657.8947368421" calcext:value-type="float">
            <text:p>10657.8947368421</text:p>
          </table:table-cell>
          <table:table-cell table:formula="of:=[.AG5]*[.AE5]" office:value-type="float" office:value="46720.3947368421" calcext:value-type="float">
            <text:p>46720.3947368421</text:p>
          </table:table-cell>
          <table:table-cell table:formula="of:=[.AG5]/[.AA5]*[.AB5]/60" office:value-type="float" office:value="1.09649122807018" calcext:value-type="float">
            <text:p>1.09649122807018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328" calcext:value-type="float">
            <text:p>328</text:p>
          </table:table-cell>
          <table:table-cell office:value-type="float" office:value="155" calcext:value-type="float">
            <text:p>155</text:p>
          </table:table-cell>
          <table:table-cell table:formula="of:=1/(100*(1+[.$B$15])/(100*3))" office:value-type="float" office:value="3" calcext:value-type="float">
            <text:p>3</text:p>
          </table:table-cell>
          <table:table-cell office:value-type="float" office:value="0.793" calcext:value-type="float">
            <text:p>0.793</text:p>
          </table:table-cell>
          <table:table-cell table:formula="of:=(([.C6]+[.B6])/2+[.F6]*[.$B$13])*(1-[.$B$17]+[.$B$17]*1.5)/[.E6]" office:value-type="float" office:value="383.775" calcext:value-type="float">
            <text:p>383.775</text:p>
          </table:table-cell>
          <table:table-cell table:formula="of:=(([.C6]+[.B6])/2+[.F6]*[.$B$13])*(1-[.$B$17]+[.$B$17]*1.5)/[.D6]" office:value-type="float" office:value="7.42790322580645" calcext:value-type="float">
            <text:p>7.42790322580645</text:p>
          </table:table-cell>
          <table:table-cell table:formula="of:=(([.C6]+[.B6])/2+[.F6]*[.$B$13])*(1-[.$B$17]+[.$B$17]*1.5)/([.D6]-[.$B$14]/5*[.E6])" office:value-type="float" office:value="9.2106" calcext:value-type="float">
            <text:p>9.2106</text:p>
          </table:table-cell>
          <table:table-cell table:formula="of:=[.$B$16]/(1-[.E6]/[.D6]*[.$B$14]/5)" office:value-type="float" office:value="12400" calcext:value-type="float">
            <text:p>12400</text:p>
          </table:table-cell>
          <table:table-cell table:formula="of:=[.J6]*[.H6]" office:value-type="float" office:value="92106" calcext:value-type="float">
            <text:p>92106</text:p>
          </table:table-cell>
          <table:table-cell table:formula="of:=[.J6]/[.D6]*[.E6]/60"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529" calcext:value-type="float">
            <text:p>529</text:p>
          </table:table-cell>
          <table:table-cell office:value-type="float" office:value="235" calcext:value-type="float">
            <text:p>235</text:p>
          </table:table-cell>
          <table:table-cell table:formula="of:=1.5*(1-[.$B$15])" office:value-type="float" office:value="1.5" calcext:value-type="float">
            <text:p>1.5</text:p>
          </table:table-cell>
          <table:table-cell office:value-type="float" office:value="0.429" calcext:value-type="float">
            <text:p>0.429</text:p>
          </table:table-cell>
          <table:table-cell table:formula="of:=(([.N6]+[.M6])/2+[.Q6]*[.$B$13])/[.P6]" office:value-type="float" office:value="620" calcext:value-type="float">
            <text:p>620</text:p>
          </table:table-cell>
          <table:table-cell table:formula="of:=(([.N6]+[.M6])/2+[.Q6]*[.$B$13])/[.O6]" office:value-type="float" office:value="3.95744680851064" calcext:value-type="float">
            <text:p>3.95744680851064</text:p>
          </table:table-cell>
          <table:table-cell table:formula="of:=(([.N6]+[.M6])/2+[.Q6]*[.$B$13])/([.O6]-[.$B$14]/5*[.P6])" office:value-type="float" office:value="4.22727272727273" calcext:value-type="float">
            <text:p>4.22727272727273</text:p>
          </table:table-cell>
          <table:table-cell table:formula="of:=[.$B$16]/(1-[.P6]/[.O6]*[.$B$14]/5)" office:value-type="float" office:value="10681.8181818182" calcext:value-type="float">
            <text:p>10681.8181818182</text:p>
          </table:table-cell>
          <table:table-cell table:formula="of:=[.U6]*[.S6]" office:value-type="float" office:value="42272.7272727273" calcext:value-type="float">
            <text:p>42272.7272727273</text:p>
          </table:table-cell>
          <table:table-cell table:formula="of:=[.U6]/[.O6]*[.P6]/60" office:value-type="float" office:value="1.13636363636364" calcext:value-type="float">
            <text:p>1.13636363636364</text:p>
          </table:table-cell>
          <table:table-cell table:number-columns-repeated="1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table:formula="of:=1/(100*(1+[.$B$15])/(100*3))" office:value-type="float" office:value="3" calcext:value-type="float">
            <text:p>3</text:p>
          </table:table-cell>
          <table:table-cell office:value-type="float" office:value="0.857" calcext:value-type="float">
            <text:p>0.857</text:p>
          </table:table-cell>
          <table:table-cell table:formula="of:=(([.C7]+[.B7])/2+[.F7]*[.$B$13])*(1-[.$B$17]+[.$B$17]*1.5)/[.E7]" office:value-type="float" office:value="447.475" calcext:value-type="float">
            <text:p>447.475</text:p>
          </table:table-cell>
          <table:table-cell table:formula="of:=(([.C7]+[.B7])/2+[.F7]*[.$B$13])*(1-[.$B$17]+[.$B$17]*1.5)/[.D7]" office:value-type="float" office:value="6.712125" calcext:value-type="float">
            <text:p>6.712125</text:p>
          </table:table-cell>
          <table:table-cell table:formula="of:=(([.C7]+[.B7])/2+[.F7]*[.$B$13])*(1-[.$B$17]+[.$B$17]*1.5)/([.D7]-[.$B$14]/5*[.E7])" office:value-type="float" office:value="7.89661764705882" calcext:value-type="float">
            <text:p>7.89661764705882</text:p>
          </table:table-cell>
          <table:table-cell table:formula="of:=[.$B$16]/(1-[.E7]/[.D7]*[.$B$14]/5)" office:value-type="float" office:value="11764.7058823529" calcext:value-type="float">
            <text:p>11764.7058823529</text:p>
          </table:table-cell>
          <table:table-cell table:formula="of:=[.J7]*[.H7]" office:value-type="float" office:value="78966.1764705882" calcext:value-type="float">
            <text:p>78966.1764705882</text:p>
          </table:table-cell>
          <table:table-cell table:formula="of:=[.J7]/[.D7]*[.E7]/60" office:value-type="float" office:value="2.94117647058824" calcext:value-type="float">
            <text:p>2.94117647058824</text:p>
          </table:table-cell>
          <table:table-cell office:value-type="float" office:value="649" calcext:value-type="float">
            <text:p>649</text:p>
          </table:table-cell>
          <table:table-cell office:value-type="float" office:value="723" calcext:value-type="float">
            <text:p>723</text:p>
          </table:table-cell>
          <table:table-cell office:value-type="float" office:value="305" calcext:value-type="float">
            <text:p>305</text:p>
          </table:table-cell>
          <table:table-cell table:formula="of:=1.5*(1-[.$B$15])" office:value-type="float" office:value="1.5" calcext:value-type="float">
            <text:p>1.5</text:p>
          </table:table-cell>
          <table:table-cell office:value-type="float" office:value="0.429" calcext:value-type="float">
            <text:p>0.429</text:p>
          </table:table-cell>
          <table:table-cell table:formula="of:=(([.N7]+[.M7])/2+[.Q7]*[.$B$13])/[.P7]" office:value-type="float" office:value="743.333333333333" calcext:value-type="float">
            <text:p>743.333333333333</text:p>
          </table:table-cell>
          <table:table-cell table:formula="of:=(([.N7]+[.M7])/2+[.Q7]*[.$B$13])/[.O7]" office:value-type="float" office:value="3.65573770491803" calcext:value-type="float">
            <text:p>3.65573770491803</text:p>
          </table:table-cell>
          <table:table-cell table:formula="of:=(([.N7]+[.M7])/2+[.Q7]*[.$B$13])/([.O7]-[.$B$14]/5*[.P7])" office:value-type="float" office:value="3.8448275862069" calcext:value-type="float">
            <text:p>3.8448275862069</text:p>
          </table:table-cell>
          <table:table-cell table:formula="of:=[.$B$16]/(1-[.P7]/[.O7]*[.$B$14]/5)" office:value-type="float" office:value="10517.2413793103" calcext:value-type="float">
            <text:p>10517.2413793103</text:p>
          </table:table-cell>
          <table:table-cell table:formula="of:=[.U7]*[.S7]" office:value-type="float" office:value="38448.275862069" calcext:value-type="float">
            <text:p>38448.275862069</text:p>
          </table:table-cell>
          <table:table-cell table:formula="of:=[.U7]/[.O7]*[.P7]/60" office:value-type="float" office:value="0.862068965517241" calcext:value-type="float">
            <text:p>0.862068965517241</text:p>
          </table:table-cell>
          <table:table-cell table:number-columns-repeated="1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552" calcext:value-type="float">
            <text:p>552</text:p>
          </table:table-cell>
          <table:table-cell office:value-type="float" office:value="639" calcext:value-type="float">
            <text:p>639</text:p>
          </table:table-cell>
          <table:table-cell office:value-type="float" office:value="265" calcext:value-type="float">
            <text:p>265</text:p>
          </table:table-cell>
          <table:table-cell table:formula="of:=1/(100*(1+[.$B$15])/(100*3))" office:value-type="float" office:value="3" calcext:value-type="float">
            <text:p>3</text:p>
          </table:table-cell>
          <table:table-cell table:formula="of:=[.F7]" office:value-type="float" office:value="0.857" calcext:value-type="float">
            <text:p>0.857</text:p>
          </table:table-cell>
          <table:table-cell table:formula="of:=(([.C8]+[.B8])/2+[.F8]*[.$B$13])*(1-[.$B$17]+[.$B$17]*1.5)/[.E8]" office:value-type="float" office:value="508.375" calcext:value-type="float">
            <text:p>508.375</text:p>
          </table:table-cell>
          <table:table-cell table:formula="of:=(([.C8]+[.B8])/2+[.F8]*[.$B$13])*(1-[.$B$17]+[.$B$17]*1.5)/[.D8]" office:value-type="float" office:value="5.75518867924528" calcext:value-type="float">
            <text:p>5.75518867924528</text:p>
          </table:table-cell>
          <table:table-cell table:formula="of:=(([.C8]+[.B8])/2+[.F8]*[.$B$13])*(1-[.$B$17]+[.$B$17]*1.5)/([.D8]-[.$B$14]/5*[.E8])" office:value-type="float" office:value="6.48989361702128" calcext:value-type="float">
            <text:p>6.48989361702128</text:p>
          </table:table-cell>
          <table:table-cell table:formula="of:=[.$B$16]/(1-[.E8]/[.D8]*[.$B$14]/5)" office:value-type="float" office:value="11276.5957446809" calcext:value-type="float">
            <text:p>11276.5957446809</text:p>
          </table:table-cell>
          <table:table-cell table:formula="of:=[.J8]*[.H8]" office:value-type="float" office:value="64898.9361702128" calcext:value-type="float">
            <text:p>64898.9361702128</text:p>
          </table:table-cell>
          <table:table-cell table:formula="of:=[.J8]/[.D8]*[.E8]/60" office:value-type="float" office:value="2.12765957446808" calcext:value-type="float">
            <text:p>2.12765957446808</text:p>
          </table:table-cell>
          <table:table-cell office:value-type="float" office:value="832" calcext:value-type="float">
            <text:p>832</text:p>
          </table:table-cell>
          <table:table-cell office:value-type="float" office:value="928" calcext:value-type="float">
            <text:p>928</text:p>
          </table:table-cell>
          <table:table-cell office:value-type="float" office:value="380" calcext:value-type="float">
            <text:p>380</text:p>
          </table:table-cell>
          <table:table-cell table:formula="of:=1.5*(1-[.$B$15])" office:value-type="float" office:value="1.5" calcext:value-type="float">
            <text:p>1.5</text:p>
          </table:table-cell>
          <table:table-cell office:value-type="float" office:value="0.429" calcext:value-type="float">
            <text:p>0.429</text:p>
          </table:table-cell>
          <table:table-cell table:formula="of:=(([.N8]+[.M8])/2+[.Q8]*[.$B$13])/[.P8]" office:value-type="float" office:value="872.666666666667" calcext:value-type="float">
            <text:p>872.666666666667</text:p>
          </table:table-cell>
          <table:table-cell table:formula="of:=(([.N8]+[.M8])/2+[.Q8]*[.$B$13])/[.O8]" office:value-type="float" office:value="3.44473684210526" calcext:value-type="float">
            <text:p>3.44473684210526</text:p>
          </table:table-cell>
          <table:table-cell table:formula="of:=(([.N8]+[.M8])/2+[.Q8]*[.$B$13])/([.O8]-[.$B$14]/5*[.P8])" office:value-type="float" office:value="3.58630136986301" calcext:value-type="float">
            <text:p>3.58630136986301</text:p>
          </table:table-cell>
          <table:table-cell table:formula="of:=[.$B$16]/(1-[.P8]/[.O8]*[.$B$14]/5)" office:value-type="float" office:value="10410.9589041096" calcext:value-type="float">
            <text:p>10410.9589041096</text:p>
          </table:table-cell>
          <table:table-cell table:formula="of:=[.U8]*[.S8]" office:value-type="float" office:value="35863.0136986301" calcext:value-type="float">
            <text:p>35863.0136986301</text:p>
          </table:table-cell>
          <table:table-cell table:formula="of:=[.U8]/[.O8]*[.P8]/60" office:value-type="float" office:value="0.684931506849315" calcext:value-type="float">
            <text:p>0.684931506849315</text:p>
          </table:table-cell>
          <table:table-cell table:number-columns-repeated="1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759" calcext:value-type="float">
            <text:p>759</text:p>
          </table:table-cell>
          <table:table-cell office:value-type="float" office:value="874" calcext:value-type="float">
            <text:p>874</text:p>
          </table:table-cell>
          <table:table-cell office:value-type="float" office:value="340" calcext:value-type="float">
            <text:p>340</text:p>
          </table:table-cell>
          <table:table-cell table:formula="of:=1/(100*(1+[.$B$15])/(100*3))" office:value-type="float" office:value="3" calcext:value-type="float">
            <text:p>3</text:p>
          </table:table-cell>
          <table:table-cell table:formula="of:=[.F8]" office:value-type="float" office:value="0.857" calcext:value-type="float">
            <text:p>0.857</text:p>
          </table:table-cell>
          <table:table-cell table:formula="of:=(([.C9]+[.B9])/2+[.F9]*[.$B$13])*(1-[.$B$17]+[.$B$17]*1.5)/[.E9]" office:value-type="float" office:value="585.725" calcext:value-type="float">
            <text:p>585.725</text:p>
          </table:table-cell>
          <table:table-cell table:formula="of:=(([.C9]+[.B9])/2+[.F9]*[.$B$13])*(1-[.$B$17]+[.$B$17]*1.5)/[.D9]" office:value-type="float" office:value="5.16816176470588" calcext:value-type="float">
            <text:p>5.16816176470588</text:p>
          </table:table-cell>
          <table:table-cell table:formula="of:=(([.C9]+[.B9])/2+[.F9]*[.$B$13])*(1-[.$B$17]+[.$B$17]*1.5)/([.D9]-[.$B$14]/5*[.E9])" office:value-type="float" office:value="5.6683064516129" calcext:value-type="float">
            <text:p>5.6683064516129</text:p>
          </table:table-cell>
          <table:table-cell table:formula="of:=[.$B$16]/(1-[.E9]/[.D9]*[.$B$14]/5)" office:value-type="float" office:value="10967.7419354839" calcext:value-type="float">
            <text:p>10967.7419354839</text:p>
          </table:table-cell>
          <table:table-cell table:formula="of:=[.J9]*[.H9]" office:value-type="float" office:value="56683.064516129" calcext:value-type="float">
            <text:p>56683.064516129</text:p>
          </table:table-cell>
          <table:table-cell table:formula="of:=[.J9]/[.D9]*[.E9]/60" office:value-type="float" office:value="1.61290322580645" calcext:value-type="float">
            <text:p>1.61290322580645</text:p>
          </table:table-cell>
          <table:table-cell table:number-columns-repeated="2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040" calcext:value-type="float">
            <text:p>1040</text:p>
          </table:table-cell>
          <table:table-cell office:value-type="float" office:value="1191" calcext:value-type="float">
            <text:p>1191</text:p>
          </table:table-cell>
          <table:table-cell office:value-type="float" office:value="440" calcext:value-type="float">
            <text:p>440</text:p>
          </table:table-cell>
          <table:table-cell table:formula="of:=1/(100*(1+[.$B$15])/(100*3))" office:value-type="float" office:value="3" calcext:value-type="float">
            <text:p>3</text:p>
          </table:table-cell>
          <table:table-cell table:formula="of:=[.F9]" office:value-type="float" office:value="0.857" calcext:value-type="float">
            <text:p>0.857</text:p>
          </table:table-cell>
          <table:table-cell table:formula="of:=(([.C10]+[.B10])/2+[.F10]*[.$B$13])*(1-[.$B$17]+[.$B$17]*1.5)/[.E10]" office:value-type="float" office:value="690.375" calcext:value-type="float">
            <text:p>690.375</text:p>
          </table:table-cell>
          <table:table-cell table:formula="of:=(([.C10]+[.B10])/2+[.F10]*[.$B$13])*(1-[.$B$17]+[.$B$17]*1.5)/[.D10]" office:value-type="float" office:value="4.70710227272727" calcext:value-type="float">
            <text:p>4.70710227272727</text:p>
          </table:table-cell>
          <table:table-cell table:formula="of:=(([.C10]+[.B10])/2+[.F10]*[.$B$13])*(1-[.$B$17]+[.$B$17]*1.5)/([.D10]-[.$B$14]/5*[.E10])" office:value-type="float" office:value="5.0515243902439" calcext:value-type="float">
            <text:p>5.0515243902439</text:p>
          </table:table-cell>
          <table:table-cell table:formula="of:=[.$B$16]/(1-[.E10]/[.D10]*[.$B$14]/5)" office:value-type="float" office:value="10731.7073170732" calcext:value-type="float">
            <text:p>10731.7073170732</text:p>
          </table:table-cell>
          <table:table-cell table:formula="of:=[.J10]*[.H10]" office:value-type="float" office:value="50515.243902439" calcext:value-type="float">
            <text:p>50515.243902439</text:p>
          </table:table-cell>
          <table:table-cell table:formula="of:=[.J10]/[.D10]*[.E10]/60" office:value-type="float" office:value="1.21951219512195" calcext:value-type="float">
            <text:p>1.21951219512195</text:p>
          </table:table-cell>
          <table:table-cell table:number-columns-repeated="2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583" calcext:value-type="float">
            <text:p>1583</text:p>
          </table:table-cell>
          <table:table-cell office:value-type="float" office:value="560" calcext:value-type="float">
            <text:p>560</text:p>
          </table:table-cell>
          <table:table-cell table:formula="of:=1/(100*(1+[.$B$15])/(100*3))" office:value-type="float" office:value="3" calcext:value-type="float">
            <text:p>3</text:p>
          </table:table-cell>
          <table:table-cell table:formula="of:=[.F10]" office:value-type="float" office:value="0.857" calcext:value-type="float">
            <text:p>0.857</text:p>
          </table:table-cell>
          <table:table-cell table:formula="of:=(([.C11]+[.B11])/2+[.F11]*[.$B$13])*(1-[.$B$17]+[.$B$17]*1.5)/[.E11]" office:value-type="float" office:value="820.05" calcext:value-type="float">
            <text:p>820.05</text:p>
          </table:table-cell>
          <table:table-cell table:formula="of:=(([.C11]+[.B11])/2+[.F11]*[.$B$13])*(1-[.$B$17]+[.$B$17]*1.5)/[.D11]" office:value-type="float" office:value="4.393125" calcext:value-type="float">
            <text:p>4.393125</text:p>
          </table:table-cell>
          <table:table-cell table:formula="of:=(([.C11]+[.B11])/2+[.F11]*[.$B$13])*(1-[.$B$17]+[.$B$17]*1.5)/([.D11]-[.$B$14]/5*[.E11])" office:value-type="float" office:value="4.64179245283019" calcext:value-type="float">
            <text:p>4.64179245283019</text:p>
          </table:table-cell>
          <table:table-cell table:formula="of:=[.$B$16]/(1-[.E11]/[.D11]*[.$B$14]/5)" office:value-type="float" office:value="10566.0377358491" calcext:value-type="float">
            <text:p>10566.0377358491</text:p>
          </table:table-cell>
          <table:table-cell table:formula="of:=[.J11]*[.H11]" office:value-type="float" office:value="46417.9245283019" calcext:value-type="float">
            <text:p>46417.9245283019</text:p>
          </table:table-cell>
          <table:table-cell table:formula="of:=[.J11]/[.D11]*[.E11]/60" office:value-type="float" office:value="0.943396226415094" calcext:value-type="float">
            <text:p>0.943396226415094</text:p>
          </table:table-cell>
          <table:table-cell table:number-columns-repeated="2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620" calcext:value-type="float">
            <text:p>1620</text:p>
          </table:table-cell>
          <table:table-cell office:value-type="float" office:value="1850" calcext:value-type="float">
            <text:p>1850</text:p>
          </table:table-cell>
          <table:table-cell office:value-type="float" office:value="620" calcext:value-type="float">
            <text:p>620</text:p>
          </table:table-cell>
          <table:table-cell table:formula="of:=1/(100*(1+[.$B$15])/(100*3))" office:value-type="float" office:value="3" calcext:value-type="float">
            <text:p>3</text:p>
          </table:table-cell>
          <table:table-cell table:formula="of:=[.F11]" office:value-type="float" office:value="0.857" calcext:value-type="float">
            <text:p>0.857</text:p>
          </table:table-cell>
          <table:table-cell table:formula="of:=(([.C12]+[.B12])/2+[.F12]*[.$B$13])*(1-[.$B$17]+[.$B$17]*1.5)/[.E12]" office:value-type="float" office:value="907.2" calcext:value-type="float">
            <text:p>907.2</text:p>
          </table:table-cell>
          <table:table-cell table:formula="of:=(([.C12]+[.B12])/2+[.F12]*[.$B$13])*(1-[.$B$17]+[.$B$17]*1.5)/[.D12]" office:value-type="float" office:value="4.38967741935484" calcext:value-type="float">
            <text:p>4.38967741935484</text:p>
          </table:table-cell>
          <table:table-cell table:formula="of:=(([.C12]+[.B12])/2+[.F12]*[.$B$13])*(1-[.$B$17]+[.$B$17]*1.5)/([.D12]-[.$B$14]/5*[.E12])" office:value-type="float" office:value="4.6128813559322" calcext:value-type="float">
            <text:p>4.6128813559322</text:p>
          </table:table-cell>
          <table:table-cell table:formula="of:=[.$B$16]/(1-[.E12]/[.D12]*[.$B$14]/5)" office:value-type="float" office:value="10508.4745762712" calcext:value-type="float">
            <text:p>10508.4745762712</text:p>
          </table:table-cell>
          <table:table-cell table:formula="of:=[.J12]*[.H12]" office:value-type="float" office:value="46128.813559322" calcext:value-type="float">
            <text:p>46128.813559322</text:p>
          </table:table-cell>
          <table:table-cell table:formula="of:=[.J12]/[.D12]*[.E12]/60" office:value-type="float" office:value="0.847457627118644" calcext:value-type="float">
            <text:p>0.84745762711864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pellpower</text:p>
          </table:table-cell>
          <table:table-cell office:value-type="float" office:value="1000" calcext:value-type="float">
            <text:p>100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p5</text:p>
          </table:table-cell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aste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na</text:p>
          </table:table-cell>
          <table:table-cell office:value-type="float" office:value="10000" calcext:value-type="float">
            <text:p>1000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rit</text:p>
          </table:table-cell>
          <table:table-cell office:value-type="float" office:value="0.1" calcext:value-type="float">
            <text:p>0.1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6:17:26.951122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5T00:22:31.979371056</meta:creation-date>
    <dc:date>2020-05-14T06:44:27.283624300</dc:date>
    <meta:editing-duration>PT21H1M37S</meta:editing-duration>
    <meta:editing-cycles>18</meta:editing-cycles>
    <meta:generator>LibreOffice/6.3.5.2$Linux_X86_64 LibreOffice_project/30$Build-2</meta:generator>
    <meta:document-statistic meta:table-count="1" meta:cell-count="266" meta:object-count="0"/>
  </office:meta>
</office:document-meta>
</file>